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359cm"/>
    </style:style>
    <style:style style:name="co2" style:family="table-column">
      <style:table-column-properties fo:break-before="auto" style:column-width="1.623cm"/>
    </style:style>
    <style:style style:name="co3" style:family="table-column">
      <style:table-column-properties fo:break-before="auto" style:column-width="1.66cm"/>
    </style:style>
    <style:style style:name="co4" style:family="table-column">
      <style:table-column-properties fo:break-before="auto" style:column-width="1.944cm"/>
    </style:style>
    <style:style style:name="co5" style:family="table-column">
      <style:table-column-properties fo:break-before="auto" style:column-width="1.83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rrorLayerPercentageGraph291614234" table:style-name="ta1">
        <table:shapes>
          <draw:frame draw:z-index="0" draw:style-name="gr1" draw:text-style-name="P1" svg:width="19.053cm" svg:height="9.52cm" svg:x="2.607cm" svg:y="6.372cm">
            <draw:object draw:notify-on-update-of-ranges="errorLayerPercentageGraph291614234.A1:errorLayerPercentageGraph291614234.A1 errorLayerPercentageGraph291614234.B1:errorLayerPercentageGraph291614234.K1 errorLayerPercentageGraph291614234.A2:errorLayerPercentageGraph291614234.A2 errorLayerPercentageGraph291614234.B2:errorLayerPercentageGraph291614234.K2 errorLayerPercentageGraph291614234.A3:errorLayerPercentageGraph291614234.A3 errorLayerPercentageGraph291614234.B3:errorLayerPercentageGraph291614234.K3 errorLayerPercentageGraph291614234.A4:errorLayerPercentageGraph291614234.A4 errorLayerPercentageGraph291614234.B4:errorLayerPercentageGraph291614234.K4 errorLayerPercentageGraph291614234.A5:errorLayerPercentageGraph291614234.A5 errorLayerPercentageGraph291614234.B5:errorLayerPercentageGraph291614234.K5 errorLayerPercentageGraph291614234.A6:errorLayerPercentageGraph291614234.A6 errorLayerPercentageGraph291614234.B6:errorLayerPercentageGraph291614234.K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Error % (+0.01 C)</text:p>
          </table:table-cell>
          <table:table-cell office:value-type="float" office:value="0" calcext:value-type="float">
            <text:p>0</text:p>
          </table:table-cell>
          <table:table-cell office:value-type="float" office:value="0.1111111" calcext:value-type="float">
            <text:p>0,1111111</text:p>
          </table:table-cell>
          <table:table-cell office:value-type="float" office:value="0.592592566666667" calcext:value-type="float">
            <text:p>0,592592566666667</text:p>
          </table:table-cell>
          <table:table-cell office:value-type="float" office:value="1.4814814" calcext:value-type="float">
            <text:p>1,4814814</text:p>
          </table:table-cell>
          <table:table-cell office:value-type="float" office:value="4.11111106666667" calcext:value-type="float">
            <text:p>4,11111106666667</text:p>
          </table:table-cell>
          <table:table-cell office:value-type="float" office:value="7.51851856666667" calcext:value-type="float">
            <text:p>7,51851856666667</text:p>
          </table:table-cell>
          <table:table-cell office:value-type="float" office:value="11.8148148" calcext:value-type="float">
            <text:p>11,8148148</text:p>
          </table:table-cell>
          <table:table-cell office:value-type="float" office:value="15.7777777" calcext:value-type="float">
            <text:p>15,7777777</text:p>
          </table:table-cell>
          <table:table-cell office:value-type="float" office:value="19.8148148333333" calcext:value-type="float">
            <text:p>19,8148148333333</text:p>
          </table:table-cell>
          <table:table-cell office:value-type="float" office:value="20.8888889" calcext:value-type="float">
            <text:p>20,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% (+0.001 C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185166666667" calcext:value-type="float">
            <text:p>0,185185166666667</text:p>
          </table:table-cell>
          <table:table-cell office:value-type="float" office:value="0.6296296" calcext:value-type="float">
            <text:p>0,6296296</text:p>
          </table:table-cell>
          <table:table-cell office:value-type="float" office:value="1.88888876666667" calcext:value-type="float">
            <text:p>1,88888876666667</text:p>
          </table:table-cell>
          <table:table-cell office:value-type="float" office:value="3.6666666" calcext:value-type="float">
            <text:p>3,6666666</text:p>
          </table:table-cell>
          <table:table-cell office:value-type="float" office:value="6.62962956666667" calcext:value-type="float">
            <text:p>6,62962956666667</text:p>
          </table:table-cell>
          <table:table-cell office:value-type="float" office:value="9.59259266666667" calcext:value-type="float">
            <text:p>9,59259266666667</text:p>
          </table:table-cell>
          <table:table-cell office:value-type="float" office:value="14.3333332333333" calcext:value-type="float">
            <text:p>14,3333332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% (+0.0001 C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0370333333333" calcext:value-type="float">
            <text:p>0,0370370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740740666666667" calcext:value-type="float">
            <text:p>0,0740740666666667</text:p>
          </table:table-cell>
          <table:table-cell office:value-type="float" office:value="0.1111111" calcext:value-type="float">
            <text:p>0,1111111</text:p>
          </table:table-cell>
          <table:table-cell office:value-type="float" office:value="0.370370366666667" calcext:value-type="float">
            <text:p>0,370370366666667</text:p>
          </table:table-cell>
          <table:table-cell office:value-type="float" office:value="0.407407366666667" calcext:value-type="float">
            <text:p>0,407407366666667</text:p>
          </table:table-cell>
          <table:table-cell office:value-type="float" office:value="0.999999966666667" calcext:value-type="float">
            <text:p>0,999999966666667</text:p>
          </table:table-cell>
          <table:table-cell office:value-type="float" office:value="1.74074066666667" calcext:value-type="float">
            <text:p>1,740740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% (+0.01 C) With Noi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1.481481" calcext:value-type="float">
            <text:p>1,481481</text:p>
          </table:table-cell>
          <table:table-cell office:value-type="float" office:value="2.777778" calcext:value-type="float">
            <text:p>2,777778</text:p>
          </table:table-cell>
          <table:table-cell office:value-type="float" office:value="6" calcext:value-type="float">
            <text:p>6</text:p>
          </table:table-cell>
          <table:table-cell office:value-type="float" office:value="10.666667" calcext:value-type="float">
            <text:p>10,666667</text:p>
          </table:table-cell>
          <table:table-cell office:value-type="float" office:value="15.666667" calcext:value-type="float">
            <text:p>15,666667</text:p>
          </table:table-cell>
          <table:table-cell office:value-type="float" office:value="18.740741" calcext:value-type="float">
            <text:p>18,740741</text:p>
          </table:table-cell>
          <table:table-cell office:value-type="float" office:value="21.814815" calcext:value-type="float">
            <text:p>21,814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% (+0.001 C) With Noi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037" calcext:value-type="float">
            <text:p>0,037037</text:p>
          </table:table-cell>
          <table:table-cell office:value-type="float" office:value="0.222222" calcext:value-type="float">
            <text:p>0,222222</text:p>
          </table:table-cell>
          <table:table-cell office:value-type="float" office:value="0.814815" calcext:value-type="float">
            <text:p>0,814815</text:p>
          </table:table-cell>
          <table:table-cell office:value-type="float" office:value="1.962963" calcext:value-type="float">
            <text:p>1,962963</text:p>
          </table:table-cell>
          <table:table-cell office:value-type="float" office:value="4" calcext:value-type="float">
            <text:p>4</text:p>
          </table:table-cell>
          <table:table-cell office:value-type="float" office:value="6.259259" calcext:value-type="float">
            <text:p>6,259259</text:p>
          </table:table-cell>
          <table:table-cell office:value-type="float" office:value="9.111111" calcext:value-type="float">
            <text:p>9,111111</text:p>
          </table:table-cell>
          <table:table-cell office:value-type="float" office:value="13.962963" calcext:value-type="float">
            <text:p>13,962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% (+0.0001 C) With Noi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11111" calcext:value-type="float">
            <text:p>0,1111111</text:p>
          </table:table-cell>
          <table:table-cell office:value-type="float" office:value="0.370370333333333" calcext:value-type="float">
            <text:p>0,370370333333333</text:p>
          </table:table-cell>
          <table:table-cell office:value-type="float" office:value="0.740740733333333" calcext:value-type="float">
            <text:p>0,740740733333333</text:p>
          </table:table-cell>
          <table:table-cell office:value-type="float" office:value="1.1851852" calcext:value-type="float">
            <text:p>1,1851852</text:p>
          </table:table-cell>
          <table:table-cell office:value-type="float" office:value="1.8518518" calcext:value-type="float">
            <text:p>1,8518518</text:p>
          </table:table-cell>
          <table:table-cell office:value-type="float" office:value="2.1851852" calcext:value-type="float">
            <text:p>2,1851852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2">
          <table:table-cell office:value-type="string" calcext:value-type="string">
            <text:p><text:span text:style-name="T1">Std Deviation Avg (+0.01 C)</text:span>:</text:p>
          </table:table-cell>
          <table:table-cell office:value-type="float" office:value="3.159006228404" calcext:value-type="float">
            <text:p>3,15900622840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pan text:style-name="T1">Std Deviation Avg (+0.001 C)</text:span>:</text:p>
          </table:table-cell>
          <table:table-cell office:value-type="float" office:value="2.46515424636632" calcext:value-type="float">
            <text:p>2,4651542463663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pan text:style-name="T1">Std Deviation Avg (+0.0001 C)</text:span>:</text:p>
          </table:table-cell>
          <table:table-cell office:value-type="float" office:value="0.783098736045182" calcext:value-type="float">
            <text:p>0,78309873604518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pan text:style-name="T1">Std Deviation Avg (+0.01 C) With Noise</text:span>:</text:p>
          </table:table-cell>
          <table:table-cell office:value-type="float" office:value="2.845399" calcext:value-type="float">
            <text:p>2,84539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pan text:style-name="T1">Std Deviation Avg (+0.001 C) With Noise</text:span>:</text:p>
          </table:table-cell>
          <table:table-cell office:value-type="float" office:value="2.218741" calcext:value-type="float">
            <text:p>2,21874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pan text:style-name="T1">Std Deviation Avg (+0.0001 C) With Noise</text:span>:</text:p>
          </table:table-cell>
          <table:table-cell office:value-type="float" office:value="1.19587810850842" calcext:value-type="float">
            <text:p>1,1958781085084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d Deviation Avg:</text:p>
          </table:table-cell>
          <table:table-cell table:formula="of:= AVERAGE([.B8:.B13])" office:value-type="float" office:value="2.11121288655399" calcext:value-type="float">
            <text:p>2,11121288655399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2T19:17:02.860129173</dc:date>
    <meta:editing-duration>PT48M50S</meta:editing-duration>
    <meta:editing-cycles>6</meta:editing-cycles>
    <meta:generator>LibreOffice/7.3.7.2$Linux_X86_64 LibreOffice_project/30$Build-2</meta:generator>
    <meta:document-statistic meta:table-count="1" meta:cell-count="8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000" draw:fill-color="#ff4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Dash" svg:stroke-width="0.08cm" svg:stroke-color="#ffbf00" draw:fill-color="#ffb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ouble_20_Dash_20__28_Rounded_29_" svg:stroke-width="0.08cm" svg:stroke-color="#ffd320" svg:stroke-linecap="round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ot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Long_20_Dot"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Long_20_Dot_20__28_Rounded_29_" svg:stroke-width="0.08cm" svg:stroke-color="#83caff" svg:stroke-linecap="round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054cm" svg:height="9.521cm" xlink:href=".." xlink:type="simple" chart:class="chart:line" chart:style-name="ch1">
        <chart:legend chart:legend-position="end" svg:x="12.068cm" svg:y="3.216cm" style:legend-expansion="high" chart:style-name="ch2"/>
        <chart:plot-area chart:style-name="ch3" table:cell-range-address="errorLayerPercentageGraph291614234.A1:errorLayerPercentageGraph291614234.K6" chart:data-source-has-labels="column" svg:x="1.392cm" svg:y="0.19cm" svg:width="10.295cm" svg:height="8.16cm">
          <chart:coordinate-region svg:x="2.013cm" svg:y="0.389cm" svg:width="9.487cm" svg:height="7.314cm"/>
          <chart:axis chart:dimension="x" chart:name="primary-x" chart:style-name="ch4">
            <chart:title svg:x="5.635cm" svg:y="8.54cm" chart:style-name="ch5">
              <text:p>Layer Index</text:p>
            </chart:title>
          </chart:axis>
          <chart:axis chart:dimension="y" chart:name="primary-y" chart:style-name="ch4">
            <chart:title svg:x="0.451cm" svg:y="7.701cm" chart:style-name="ch6">
              <text:p>Percentage of Neurons in Error For Each Layer</text:p>
            </chart:title>
            <chart:grid chart:style-name="ch7" chart:class="major"/>
          </chart:axis>
          <chart:series chart:style-name="ch8" chart:values-cell-range-address="errorLayerPercentageGraph291614234.B1:errorLayerPercentageGraph291614234.K1" chart:label-cell-address="errorLayerPercentageGraph291614234.A1:errorLayerPercentageGraph291614234.A1" chart:class="chart:line">
            <chart:data-point chart:repeated="10"/>
          </chart:series>
          <chart:series chart:style-name="ch9" chart:values-cell-range-address="errorLayerPercentageGraph291614234.B2:errorLayerPercentageGraph291614234.K2" chart:label-cell-address="errorLayerPercentageGraph291614234.A2:errorLayerPercentageGraph291614234.A2" chart:class="chart:line">
            <chart:data-point chart:repeated="10"/>
          </chart:series>
          <chart:series chart:style-name="ch10" chart:values-cell-range-address="errorLayerPercentageGraph291614234.B3:errorLayerPercentageGraph291614234.K3" chart:label-cell-address="errorLayerPercentageGraph291614234.A3:errorLayerPercentageGraph291614234.A3" chart:class="chart:line">
            <chart:data-point chart:repeated="10"/>
          </chart:series>
          <chart:series chart:style-name="ch11" chart:values-cell-range-address="errorLayerPercentageGraph291614234.B4:errorLayerPercentageGraph291614234.K4" chart:label-cell-address="errorLayerPercentageGraph291614234.A4:errorLayerPercentageGraph291614234.A4" chart:class="chart:line">
            <chart:data-point chart:repeated="10"/>
          </chart:series>
          <chart:series chart:style-name="ch12" chart:values-cell-range-address="errorLayerPercentageGraph291614234.B5:errorLayerPercentageGraph291614234.K5" chart:label-cell-address="errorLayerPercentageGraph291614234.A5:errorLayerPercentageGraph291614234.A5" chart:class="chart:line">
            <chart:data-point chart:repeated="10"/>
          </chart:series>
          <chart:series chart:style-name="ch13" chart:values-cell-range-address="errorLayerPercentageGraph291614234.B6:errorLayerPercentageGraph291614234.K6" chart:label-cell-address="errorLayerPercentageGraph291614234.A6:errorLayerPercentageGraph291614234.A6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Error % (+0.01 C)</text:p>
                <draw:g>
                  <svg:desc>errorLayerPercentageGraph291614234.A1:errorLayerPercentageGraph291614234.A1</svg:desc>
                </draw:g>
              </table:table-cell>
              <table:table-cell office:value-type="float" office:value="0">
                <text:p>0</text:p>
                <draw:g>
                  <svg:desc>errorLayerPercentageGraph291614234.B1:errorLayerPercentageGraph291614234.K1</svg:desc>
                </draw:g>
              </table:table-cell>
              <table:table-cell office:value-type="float" office:value="0.1111111">
                <text:p>0.1111111</text:p>
              </table:table-cell>
              <table:table-cell office:value-type="float" office:value="0.592592566666667">
                <text:p>0.592592566666667</text:p>
              </table:table-cell>
              <table:table-cell office:value-type="float" office:value="1.4814814">
                <text:p>1.4814814</text:p>
              </table:table-cell>
              <table:table-cell office:value-type="float" office:value="4.11111106666667">
                <text:p>4.11111106666667</text:p>
              </table:table-cell>
              <table:table-cell office:value-type="float" office:value="7.51851856666667">
                <text:p>7.51851856666667</text:p>
              </table:table-cell>
              <table:table-cell office:value-type="float" office:value="11.8148148">
                <text:p>11.8148148</text:p>
              </table:table-cell>
              <table:table-cell office:value-type="float" office:value="15.7777777">
                <text:p>15.7777777</text:p>
              </table:table-cell>
              <table:table-cell office:value-type="float" office:value="19.8148148333333">
                <text:p>19.8148148333333</text:p>
              </table:table-cell>
              <table:table-cell office:value-type="float" office:value="20.8888889">
                <text:p>20.8888889</text:p>
              </table:table-cell>
            </table:table-row>
            <table:table-row>
              <table:table-cell office:value-type="string">
                <text:p>Error % (+0.001 C)</text:p>
                <draw:g>
                  <svg:desc>errorLayerPercentageGraph291614234.A2:errorLayerPercentageGraph291614234.A2</svg:desc>
                </draw:g>
              </table:table-cell>
              <table:table-cell office:value-type="float" office:value="0">
                <text:p>0</text:p>
                <draw:g>
                  <svg:desc>errorLayerPercentageGraph291614234.B2:errorLayerPercentageGraph291614234.K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5185166666667">
                <text:p>0.185185166666667</text:p>
              </table:table-cell>
              <table:table-cell office:value-type="float" office:value="0.6296296">
                <text:p>0.6296296</text:p>
              </table:table-cell>
              <table:table-cell office:value-type="float" office:value="1.88888876666667">
                <text:p>1.88888876666667</text:p>
              </table:table-cell>
              <table:table-cell office:value-type="float" office:value="3.6666666">
                <text:p>3.6666666</text:p>
              </table:table-cell>
              <table:table-cell office:value-type="float" office:value="6.62962956666667">
                <text:p>6.62962956666667</text:p>
              </table:table-cell>
              <table:table-cell office:value-type="float" office:value="9.59259266666667">
                <text:p>9.59259266666667</text:p>
              </table:table-cell>
              <table:table-cell office:value-type="float" office:value="14.3333332333333">
                <text:p>14.3333332333333</text:p>
              </table:table-cell>
            </table:table-row>
            <table:table-row>
              <table:table-cell office:value-type="string">
                <text:p>Error % (+0.0001 C)</text:p>
                <draw:g>
                  <svg:desc>errorLayerPercentageGraph291614234.A3:errorLayerPercentageGraph291614234.A3</svg:desc>
                </draw:g>
              </table:table-cell>
              <table:table-cell office:value-type="float" office:value="0">
                <text:p>0</text:p>
                <draw:g>
                  <svg:desc>errorLayerPercentageGraph291614234.B3:errorLayerPercentageGraph291614234.K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370370333333333">
                <text:p>0.0370370333333333</text:p>
              </table:table-cell>
              <table:table-cell office:value-type="float" office:value="0">
                <text:p>0</text:p>
              </table:table-cell>
              <table:table-cell office:value-type="float" office:value="0.0740740666666667">
                <text:p>0.0740740666666667</text:p>
              </table:table-cell>
              <table:table-cell office:value-type="float" office:value="0.1111111">
                <text:p>0.1111111</text:p>
              </table:table-cell>
              <table:table-cell office:value-type="float" office:value="0.370370366666667">
                <text:p>0.370370366666667</text:p>
              </table:table-cell>
              <table:table-cell office:value-type="float" office:value="0.407407366666667">
                <text:p>0.407407366666667</text:p>
              </table:table-cell>
              <table:table-cell office:value-type="float" office:value="0.999999966666667">
                <text:p>0.999999966666667</text:p>
              </table:table-cell>
              <table:table-cell office:value-type="float" office:value="1.74074066666667">
                <text:p>1.74074066666667</text:p>
              </table:table-cell>
            </table:table-row>
            <table:table-row>
              <table:table-cell office:value-type="string">
                <text:p>Error % (+0.01 C) With Noise</text:p>
                <draw:g>
                  <svg:desc>errorLayerPercentageGraph291614234.A4:errorLayerPercentageGraph291614234.A4</svg:desc>
                </draw:g>
              </table:table-cell>
              <table:table-cell office:value-type="float" office:value="0">
                <text:p>0</text:p>
                <draw:g>
                  <svg:desc>errorLayerPercentageGraph291614234.B4:errorLayerPercentageGraph291614234.K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">
                <text:p>0.333333</text:p>
              </table:table-cell>
              <table:table-cell office:value-type="float" office:value="1.481481">
                <text:p>1.481481</text:p>
              </table:table-cell>
              <table:table-cell office:value-type="float" office:value="2.777778">
                <text:p>2.777778</text:p>
              </table:table-cell>
              <table:table-cell office:value-type="float" office:value="6">
                <text:p>6</text:p>
              </table:table-cell>
              <table:table-cell office:value-type="float" office:value="10.666667">
                <text:p>10.666667</text:p>
              </table:table-cell>
              <table:table-cell office:value-type="float" office:value="15.666667">
                <text:p>15.666667</text:p>
              </table:table-cell>
              <table:table-cell office:value-type="float" office:value="18.740741">
                <text:p>18.740741</text:p>
              </table:table-cell>
              <table:table-cell office:value-type="float" office:value="21.814815">
                <text:p>21.814815</text:p>
              </table:table-cell>
            </table:table-row>
            <table:table-row>
              <table:table-cell office:value-type="string">
                <text:p>Error % (+0.001 C) With Noise</text:p>
                <draw:g>
                  <svg:desc>errorLayerPercentageGraph291614234.A5:errorLayerPercentageGraph291614234.A5</svg:desc>
                </draw:g>
              </table:table-cell>
              <table:table-cell office:value-type="float" office:value="0">
                <text:p>0</text:p>
                <draw:g>
                  <svg:desc>errorLayerPercentageGraph291614234.B5:errorLayerPercentageGraph291614234.K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37037">
                <text:p>0.037037</text:p>
              </table:table-cell>
              <table:table-cell office:value-type="float" office:value="0.222222">
                <text:p>0.222222</text:p>
              </table:table-cell>
              <table:table-cell office:value-type="float" office:value="0.814815">
                <text:p>0.814815</text:p>
              </table:table-cell>
              <table:table-cell office:value-type="float" office:value="1.962963">
                <text:p>1.962963</text:p>
              </table:table-cell>
              <table:table-cell office:value-type="float" office:value="4">
                <text:p>4</text:p>
              </table:table-cell>
              <table:table-cell office:value-type="float" office:value="6.259259">
                <text:p>6.259259</text:p>
              </table:table-cell>
              <table:table-cell office:value-type="float" office:value="9.111111">
                <text:p>9.111111</text:p>
              </table:table-cell>
              <table:table-cell office:value-type="float" office:value="13.962963">
                <text:p>13.962963</text:p>
              </table:table-cell>
            </table:table-row>
            <table:table-row>
              <table:table-cell office:value-type="string">
                <text:p>Error % (+0.0001 C) With Noise</text:p>
                <draw:g>
                  <svg:desc>errorLayerPercentageGraph291614234.A6:errorLayerPercentageGraph291614234.A6</svg:desc>
                </draw:g>
              </table:table-cell>
              <table:table-cell office:value-type="float" office:value="0">
                <text:p>0</text:p>
                <draw:g>
                  <svg:desc>errorLayerPercentageGraph291614234.B6:errorLayerPercentageGraph291614234.K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11111">
                <text:p>0.1111111</text:p>
              </table:table-cell>
              <table:table-cell office:value-type="float" office:value="0.370370333333333">
                <text:p>0.370370333333333</text:p>
              </table:table-cell>
              <table:table-cell office:value-type="float" office:value="0.740740733333333">
                <text:p>0.740740733333333</text:p>
              </table:table-cell>
              <table:table-cell office:value-type="float" office:value="1.1851852">
                <text:p>1.1851852</text:p>
              </table:table-cell>
              <table:table-cell office:value-type="float" office:value="1.8518518">
                <text:p>1.8518518</text:p>
              </table:table-cell>
              <table:table-cell office:value-type="float" office:value="2.1851852">
                <text:p>2.18518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uble_20_Dash_20__28_Rounded_29_" draw:display-name="Double Dash (Rounded)" draw:style="round" draw:dots1="1" draw:dots1-length="701%" draw:distance="399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</office:styles>
</office:document-styles>
</file>